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Στοιχεία Φοιτητών:<text:tab/>Μιχαήλ Βουρτζούμης 1115201700018</text:p>
      <text:p text:style-name="P1"><text:tab/><text:tab/><text:tab/>Κρικόρ Τζεβαχιριάν 1115201700162</text:p>
      <text:p text:style-name="P1"/>
      <text:p text:style-name="P1">Εντολή Μεταγλώτισσης του Προγραμματος: g++ -o ergasia ecosystem.cpp functs.cpp</text:p>
      <text:p text:style-name="P1">Εντολή Εκτέλεσης Προγραμματος:<text:tab/><text:tab/>./ergasia</text:p>
      <text:p text:style-name="P1"/>
      <text:p text:style-name="P1">ΠΛΗΡΟΦΟΡΙΕΣ-ΜΕΘΟΔΟΛΟΓΙΑ:</text:p>
      <text:p text:style-name="P1"/>
      <text:p text:style-name="P1"><text:tab/>ΚΛΑΣΕΙΣ-ΣΧΕΣΕΙΣ ΜΕΤΑΞΥ ΤΟΥΣ:</text:p>
      <text:p text:style-name="P1"><text:tab/><text:tab/>-&gt;Κλαση Ecosystem{}: Περιέχει τις βασικές πληροφορίες για το οικοσύστημα όπως την τεχουσα ημερα και ωρα (μοναδα χρονου), τις τιμες της αναπτυξης ζωων και φυτων (αναλογα την εποχη) και εναν δεικτη (TMAP) της κλασης Map.</text:p>
      <text:p text:style-name="P1"/>
      <text:p text:style-name="P1"><text:tab/><text:tab/>-&gt;Κλαση Map{}: Περιέχει πληροφορίες για τη μορφολογία του οικοσυστήματος οπως οι διαστάσεις του συστήματος, το πληθος των λοφων, το πληθος των tiles που καταλαμβανουν η λιμνη και οι λοφοι καθώς επισης εναν δείκτη δισδιαστατου πινακα (map) σε κλασεις τυπου Tile και εναν πινακα που περιεχει ολα τα ζωα και το μεγεθος του.</text:p>
      <text:p text:style-name="P1"/>
      <text:p text:style-name="P1"><text:tab/><text:tab/>-&gt;Κλαση Tile{}: Περιέχει βασικες πληροφορίες και καθε τιλε του χαρτη. Εχει εναν δείκτη (plant) σε κλαση τυπου Plants, μια μεταβλητη (plflag) που δηλωνει την υπαρξη ή μη ενος φυτου στο συγκεκριμενο τιλε και εναν χαρακτηρα για τον τυπο εδαφους.</text:p>
      <text:p text:style-name="P1"/>
      <text:p text:style-name="P1"><text:tab/><text:tab/>-&gt;Κλαση Plants{}: Περιέχει το ονομα και το τοκεν του φυτου μαζι με τις βασικες πλητοφορες του (BreedingProb, illnesProb ,LifeFactor, life, size) και αποτελέιν γονέας τοων κλάσσεων Seedless και Seeded.</text:p>
      <text:p text:style-name="P1"/>
      <text:p text:style-name="P1"><text:tab/><text:tab/>-&gt;Κλαση Seedless{}: Αποτελει κλαση-γονος της κλασης Plants και ταυτόχρονα γονεας για ολες τις κλασεις των seedleess φυτων*. Περιεχει τις συναρτησεις Growth και Breed των seedless φυτων.</text:p>
      <text:p text:style-name="P1"/>
      <text:p text:style-name="P1"><text:tab/><text:tab/>-&gt;Κλαση Seeded{}: Αποτελει κλαση-γονος της κλασης Plants και ταυτόχρονα γονεας για ολες τις κλασεις των seeded φυτων*. Περιεχει τις συναρτησεις Growth και Breed των seedled φυτων καθώς και βασικες πληροφορίες για αυτα (folage, seeds, size).</text:p>
      <text:p text:style-name="P1"/>
      <text:p text:style-name="P1"><text:tab/><text:tab/>-&gt;Κλαση Animals{}: Αποτελέι γονέας των κλασσεων Hebivores, Carnivores. Περιεχει το ονομα και το τοκεν του ζωου και ολες τις βασικες πληροφοριες του (πχ Size, Speed, isAlive κλπ) καθώς και ενα 2 μεταβλητές (x,y) που χρησιμευουν στη μετακίνηση του πανω στο χαρτη.</text:p>
      <text:p text:style-name="P1"/>
      <text:p text:style-name="P1"><text:soft-page-break/><text:tab/><text:tab/>-&gt;Κλαση Herbivores{}: Αποτελεί κλαση-γονος της κλασησ Animlas και ταυτοχρονα γονέας ολων των κλασεων των φυτοφάγων ζωων**. Περιχει πληροφορίες για τα φυτοφαγα (canClimb, maxEatCount).</text:p>
      <text:p text:style-name="P1"/>
      <text:p text:style-name="P1"><text:tab/><text:tab/>-&gt;Κλαση Carnivores{}: Αποτελεί κλαση-γονος της κλασησ Animlas και ταυτοχρονα γονέας ολων των κλασεων των σαρκοφάγων ζωων**. Περιχει πληροφορίες για τα σαρκοφαγα (attack, defence <text:s/>κλπ).</text:p>
      <text:p text:style-name="P1"/>
      <text:p text:style-name="P1"><text:tab/><text:tab/>*: Ολα τα φυτα εχουν τη δικη του κλαση η οποια ειναι γονος ειτε της Seeded <text:s/>ειτε της Seedless κατάλληλα.</text:p>
      <text:p text:style-name="P1"><text:tab/><text:tab/>**: Όλα τα ζωα εχουν τη δικη τους κλαση η οπόια ειναι γονος ειτε της Herbivores ειτε της Canivores καταλληλα. Οι κλασείς των ζωων εχουν 2 κονστρακτορς εκ των οποιων ο ενας δημιουργρί ζωο με μαξ χαρακτηριστικά.</text:p>
      <text:p text:style-name="P1"/>
      <text:p text:style-name="P1"/>
      <text:p text:style-name="P1"><text:tab/>ΕΚΤΕΛΩΝΤΑΣ ΤΟ ΠΡΟΓΡΑΜΜΑ:</text:p>
      <text:p text:style-name="P1"><text:tab/><text:tab/>-&gt;Τρεχοντας την εντολή εκτέλεσης του προγραμματος μασ ζητούνται οι διαστασεις του οικοσυστηματος μας και στη συνέχεια οι διαστασεις της λιμνης. Κατόπιν εκτυπώνονται με τη σειρα η αρχική μορφη του χάρτη πριν τοποθετηθούν τα φυτά η μορφη του χαρτη αφου τοποθετητθούν τα φυτα χρησιμοποιώντας αποκλειστικα τοκεν φυτων (για κενο τιλε εκτυπωνεται το 'Ε') , η μορφη του χαρτη χρησιμοποιώντας τοκεν φυτων και περιβαλλοντος (οπως απαιτείται στην εκφώνηση), τα αρχικα πληθη και στατιστικα ζωων και φυτων καθώς και ολο το συνολο των ζωων με τις συνεταγμενες τους και τον μετρητη πεινας τους (Αυτές οι επιπλέον λειτουργίες δυναται να απενεργοποιηθουν επισημαίνοντας ως σχολια τις γραμμες 14, 21, 26 του αρχείου ecosystem.cpp). Έπειτα, απαιτειται το συνολικο πληθος ημερων της προσομοιωσης.</text:p>
      <text:p text:style-name="P1"><text:tab/><text:tab/>-&gt;Στη συνεχεια, κατα τη διαρκεια εκτέλεσης της προσομοιωσης, καθε φορα που αλλαζει η εποχη εκτυπωνεται ο χαρτης καθώς και τα πληθη και τα στατιστικ αζωων και φυτων.</text:p>
      <text:p text:style-name="P1"><text:tab/><text:tab/>-&gt;Τέλος, μετα το περας της εκτέλεσης της προσομοιωσης, επανεκτυπώνονται ο χαρτης και τα πληθη και αστατιστικα ζωων και φυτων, καθώς και ενα μύνημα επιτυχημένης διαγραφής του οικοσυστηματός.</text:p>
      <text:p text:style-name="P1"/>
      <text:p text:style-name="P1"/>
      <text:p text:style-name="P1"><text:tab/>ΕΞΤΡΑ ΣΥΝΑΡΤΗΣΕΙΣ:</text:p>
      <text:p text:style-name="P1"><text:tab/><text:tab/>-&gt;print_map(): Η βασικη της υλοποιηση ανήκει στην κλαση Map. Εκτυπώνει τον χαρτη χρησιμοποιώντας αποκλειστικά τοκεν εδάφους.</text:p>
      <text:p text:style-name="P1"><text:tab/><text:tab/>-&gt;printTilesp(): Η βασική της υλοποιηση ανήκει στην κλαση Map. Εκτυπώνει τον χαρτη χρησιμοποιώντας αποκλειστικά τοκεν φυτων (για κενο τιλε ,ανεξαρτητως εδαφους, εκτυπωνεται 'Ε').</text:p>
      <text:p text:style-name="P1"><text:tab/><text:tab/>-&gt;printAnimals(): Η βασική της υλοποιηση ανήκει στην κλαση Map. Εκτυπώνεται το συνολο των ζωων με τις συνεταγμενες τους και τον μετρητη πεινας τους.</text:p>
      <text:p text:style-name="P1"/>
      <text:p text:style-name="P1"><text:soft-page-break/></text:p>
      <text:p text:style-name="P1"><text:tab/>ΚΑΠΟΙΕΣ ΛΕΠΤΟΜΕΡΙΕΣ ΥΛΟΠΟΙΗΣΗΣ:</text:p>
      <text:p text:style-name="P1"><text:tab/><text:tab/>-&gt;Στην AnimalMovement() το πληθος των τιλες που μετακινείται ενα ειναι ισο με το μισο της ταχυτηας του, καθώς σε διαφορετικη περιπτωση υπαρχει υπερβολική εξαπλωση των ζωων και μπορεσαμε να κανουμε αυτην την παραδοχη λογω της οποιας ελευθεριας δινει η εκφωνηση.</text:p>
      <text:p text:style-name="P1"/>
      <text:p text:style-name="P1"><text:tab/><text:tab/>-&gt;Το πληθος των λοφων ισουται με το μεγεθος του χαρτη προς 5. Ωστε να υπαρχει αναλογία με τα τιλεσ τυπου λοφου και τη διασταση του χαρτη.</text:p>
      <text:p text:style-name="P1"/>
      <text:p text:style-name="P1"><text:tab/><text:tab/>-&gt;Κατα την τοποθέτηση των λόφων δεν επικαλυπτονται τιλες τυπου νερου, κατι που ομως δεν συμβαινει και με την τοποθέτηση της λιμνης, καθιστλωντας ετσι δυνατη την τοποθέτηση της πανω στο ποταμι.</text:p>
      <text:p text:style-name="P1"/>
      <text:p text:style-name="P1"><text:tab/><text:tab/>-&gt;Οταν ενα φυτοφάγο ζωο καλύψει τις διατροφικες του αναγκες η πεινα του αλλαζει στο ποσο -7 ετσι ωστε να μην ανζητουν τροφη για 7 μερες ενω ταυτοχρονα η πεινα τους μενει σε μη θετικο νουμερο προλο που μεταβαλλεται.</text:p>
      <text:p text:style-name="P1"/>
      <text:p text:style-name="P1"><text:tab/><text:tab/>-&gt;Τα αρχικα πλήθη ζωων και φυτων, καθώς και η αρχική εποχη της προσομοίωσης, δύναται να μεταβληθούν μονο μεσα απο αλλαγη του κώσικα που βρισκεται στο αρχείο ecosystem.cpp. Προσωρινά εχουν οριστει (με μοναδα μετρηση το πληθος των τιλες) ως: ΦΥΤΑ: 40 grass, 40 algae, 40 pine, 40 maple, 40 oak // ΖΩΑ: 15 deers, 15 rabbits, 10 marmots, 15 salmons, 3 wolfs, 3 foxes, 3 bears // ΑΡΧΙΚΗ ΕΠΟΧΗ: Φθινόπωρο. ΠΑΡΟΛΑΥΤΑ εχει επιλεχθει συγκεκριμενη σειρα τοποθέτησης των φυτών για τη βέλτιστη τοποθέτηση τους. Αυτή εχεις ως εξης: algae, pine, grass, maple, oak. ΕΠΙΣΗΣ πριν την τοποθετηση τους γινονατι ελεγχοι καταλληλοτητας αυτων των αριθμων ,αναλογα με τις διαστασεις του οικοσυστήματος, ετσι ώστε να επιτευχθεί η τοποθέτηση του μεγιστου αριθμού απο το αρχικό πληθος εξασφαλίζοντας την ομαλη λειτουργία του προγραμματος.</text:p>
      <text:p text:style-name="P1"/>
      <text:p text:style-name="P1"><text:tab/><text:tab/>-&gt;Το οικοσύστημα δεν ειναι βιοώσιμο με δυο σεναρια καταστροφης του να κυριαρχουν. 1) Τα σαρκοφάγα εντοπίζουν πολυ γρηγορα τα φυτοφαγα με αποτελεσμα την πληρη εξαφανιση των φυτοφαγων και τη σταδιακη μείωση των σαρκοφαγών λογω ελλειψης τροφης. 2) Τα σαρκοφάγα δν εντοπίζουν εγκαίρως τα φυτοφαγα με αποτελεσαμα τον πληρη αφανισμο τους και στην ευδοκίμης αποκλειστικά των φυτοφάγων ( κυρίως επιζούν μαρμοτες και ελαφι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21:28:28.783730923</meta:creation-date>
    <dc:date>2019-03-01T21:30:52.698128275</dc:date>
    <meta:editing-duration>PT2M27S</meta:editing-duration>
    <meta:editing-cycles>1</meta:editing-cycles>
    <meta:document-statistic meta:table-count="0" meta:image-count="0" meta:object-count="0" meta:page-count="3" meta:paragraph-count="32" meta:word-count="948" meta:character-count="6337" meta:non-whitespace-character-count="5365"/>
    <meta:generator>LibreOffice/6.1.4.2$Linux_X86_64 LibreOffice_project/10$Build-2</meta:generator>
  </office:meta>
</office:document-meta>
</file>